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e1646" officeooo:paragraph-rsid="000e1646"/>
    </style:style>
    <style:style style:name="P2" style:family="paragraph" style:parent-style-name="Standard" style:list-style-name="L1">
      <style:paragraph-properties fo:text-align="center" style:justify-single-word="false"/>
      <style:text-properties officeooo:rsid="000e1646" officeooo:paragraph-rsid="000e1646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eb43c" officeooo:paragraph-rsid="000eb43c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eb43c" officeooo:paragraph-rsid="000eb43c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Office Program Tutorials</text:p>
      <text:p text:style-name="P1"/>
      <table:table table:name="Table1" table:style-name="Table1">
        <table:table-column table:style-name="Table1.A" table:number-columns-repeated="2"/>
        <table:table-row table:style-name="TableLine2401260125056">
          <table:table-cell table:style-name="Table1.A1" office:value-type="string">
            <text:p text:style-name="P3">Google Sheets</text:p>
          </table:table-cell>
          <table:table-cell table:style-name="Table1.A1" office:value-type="string">
            <text:p text:style-name="P4">https://www.youtube.com/results?search_query=google+sheets+tutorial</text:p>
          </table:table-cell>
        </table:table-row>
        <table:table-row table:style-name="TableLine2401260125056">
          <table:table-cell table:style-name="Table1.A1" office:value-type="string">
            <text:p text:style-name="P5">Shad Sluiter</text:p>
            <text:p text:style-name="P5">freeCodeCamp.org</text:p>
            <text:p text:style-name="P4">Microsoft Excel Tutorial for Beginners - Full Course</text:p>
          </table:table-cell>
          <table:table-cell table:style-name="Table1.A1" office:value-type="string">
            <text:p text:style-name="P4"><text:a xlink:type="simple" xlink:href="https://youtu.be/Vl0" text:style-name="Internet_20_link" text:visited-style-name="Visited_20_Internet_20_Link">https://youtu.be/Vl0</text:a><text:a xlink:type="simple" xlink:href="https://youtu.be/Vl0H-qTclOg" text:style-name="Internet_20_link" text:visited-style-name="Visited_20_Internet_20_Link">H-qTclOg</text:a> </text:p>
          </table:table-cell>
        </table:table-row>
        <table:table-row table:style-name="TableLine2401260125056">
          <table:table-cell table:style-name="Table1.A1" office:value-type="string">
            <text:p text:style-name="P5">Barton Poulson – datalab.cc</text:p>
            <text:p text:style-name="P5">freeCodeCamp.org</text:p>
            <text:p text:style-name="P5">Google Sheets - Full Course</text:p>
          </table:table-cell>
          <table:table-cell table:style-name="Table1.A1" office:value-type="string">
            <text:p text:style-name="P4"><text:a xlink:type="simple" xlink:href="https://youtu.be/N2opj8XzYBY" text:style-name="Internet_20_link" text:visited-style-name="Visited_20_Internet_20_Link">https://youtu.be/N2opj8XzYBY</text:a> </text:p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3">MS Excel</text:p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5">Learnit Training</text:p>
            <text:p text:style-name="P5">Excel 2016 Intermediate</text:p>
          </table:table-cell>
          <table:table-cell table:style-name="Table1.A1" office:value-type="string">
            <text:p text:style-name="P4"><text:a xlink:type="simple" xlink:href="https://youtu.be/NvBPFwYq3I4" text:style-name="Internet_20_link" text:visited-style-name="Visited_20_Internet_20_Link">https://youtu.be/NvBPFwYq3I4</text:a> </text:p>
          </table:table-cell>
        </table:table-row>
        <table:table-row table:style-name="TableLine2401260125056">
          <table:table-cell table:style-name="Table1.A1" office:value-type="string">
            <text:p text:style-name="P5">Simon Sez IT</text:p>
            <text:p text:style-name="P5">Microsoft Excel Tutorial: 3-Hour MS Excel 2019 Course for Beginners!</text:p>
          </table:table-cell>
          <table:table-cell table:style-name="Table1.A1" office:value-type="string">
            <text:p text:style-name="P4"><text:a xlink:type="simple" xlink:href="https://youtu.be/ZNGqeCcTu0Q" text:style-name="Internet_20_link" text:visited-style-name="Visited_20_Internet_20_Link">https://youtu.be/ZNGqeCcTu0Q</text:a> </text:p>
          </table:table-cell>
        </table:table-row>
        <table:table-row table:style-name="TableLine2401260125056">
          <table:table-cell table:style-name="Table1.A1" office:value-type="string">
            <text:p text:style-name="P5">Simon Sez IT</text:p>
            <text:p text:style-name="P5">The Ultimate MS Excel Crash Course: 6-Hour Microsoft Excel 2016 Tutorial for Beginners</text:p>
          </table:table-cell>
          <table:table-cell table:style-name="Table1.A1" office:value-type="string">
            <text:p text:style-name="P4"><text:a xlink:type="simple" xlink:href="https://youtu.be/sM0Lldwt7iA" text:style-name="Internet_20_link" text:visited-style-name="Visited_20_Internet_20_Link">https://youtu.be/sM0Lldwt7iA</text:a> </text:p>
          </table:table-cell>
        </table:table-row>
        <table:table-row table:style-name="TableLine2401260125056">
          <table:table-cell table:style-name="Table1.A1" office:value-type="string">
            <text:p text:style-name="P5">Shad Sluiter</text:p>
            <text:p text:style-name="P5">freeCodeCamp.org</text:p>
            <text:p text:style-name="P5">Microsoft Excel Tutorial for Beginners - Full Course</text:p>
          </table:table-cell>
          <table:table-cell table:style-name="Table1.A1" office:value-type="string">
            <text:p text:style-name="P4"><text:a xlink:type="simple" xlink:href="https://youtu.be/Vl0H-qTclOg" text:style-name="Internet_20_link" text:visited-style-name="Visited_20_Internet_20_Link">https://youtu.be/Vl0H-qTclOg</text:a> </text:p>
          </table:table-cell>
        </table:table-row>
        <table:table-row table:style-name="TableLine2401260125056">
          <table:table-cell table:style-name="Table1.A1" office:value-type="string">
            <text:p text:style-name="P3">Microsoft Word</text:p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5">Simon Sez IT</text:p>
            <text:p text:style-name="P4">Microsoft Word Advanced Tutorial - Microsoft Word Tips and tricks</text:p>
          </table:table-cell>
          <table:table-cell table:style-name="Table1.A1" office:value-type="string">
            <text:p text:style-name="P4"><text:a xlink:type="simple" xlink:href="https://youtu.be/xT3gMWjQzdE" text:style-name="Internet_20_link" text:visited-style-name="Visited_20_Internet_20_Link">https://youtu.be/xT3gMWjQzdE</text:a> </text:p>
          </table:table-cell>
        </table:table-row>
        <table:table-row table:style-name="TableLine2401260125056">
          <table:table-cell table:style-name="Table1.A1" office:value-type="string">
            <text:p text:style-name="P5">Simon Sez IT</text:p>
            <text:p text:style-name="P5">Microsoft Word 2019 Advanced Tutorial</text:p>
          </table:table-cell>
          <table:table-cell table:style-name="Table1.A1" office:value-type="string">
            <text:p text:style-name="P4"><text:a xlink:type="simple" xlink:href="https://youtu.be/rUGQcyUYKoI" text:style-name="Internet_20_link" text:visited-style-name="Visited_20_Internet_20_Link">https://youtu.be/rUGQcyUYKoI</text:a> </text:p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3">Database Design</text:p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5">Caleb Curry</text:p>
            <text:p text:style-name="P5">freeCodeCamp.org</text:p>
            <text:p text:style-name="P5">Database Design Course - Learn how to design and plan a database for beginners</text:p>
          </table:table-cell>
          <table:table-cell table:style-name="Table1.A1" office:value-type="string">
            <text:p text:style-name="P4"><text:a xlink:type="simple" xlink:href="https://youtu.be/ztHopE5Wnpc" text:style-name="Internet_20_link" text:visited-style-name="Visited_20_Internet_20_Link">https://youtu.be/ztHopE5Wnpc</text:a> </text:p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5">Raghvi Tutorials</text:p>
            <text:p text:style-name="P4">How to create a web page using Open Office Web Writer by Mr.Anil Giri</text:p>
          </table:table-cell>
          <table:table-cell table:style-name="Table1.A1" office:value-type="string">
            <text:p text:style-name="P4"><text:a xlink:type="simple" xlink:href="https://youtu.be/BB8xbsGySxc" text:style-name="Internet_20_link" text:visited-style-name="Visited_20_Internet_20_Link">https://youtu.be/BB8xbsGySxc</text:a> </text:p>
          </table:table-cell>
        </table:table-row>
        <table:table-row table:style-name="TableLine2401260125056">
          <table:table-cell table:style-name="Table1.A1" office:value-type="string">
            <text:p text:style-name="P5">Arvind Prasad</text:p>
            <text:p text:style-name="P5">Making html presentation using libre office</text:p>
          </table:table-cell>
          <table:table-cell table:style-name="Table1.A1" office:value-type="string">
            <text:p text:style-name="P6"><text:a xlink:type="simple" xlink:href="https://youtu.be/jNA2Bg_7JVE" text:style-name="Internet_20_link" text:visited-style-name="Visited_20_Internet_20_Link">https://youtu.be/jNA2Bg_7JVE</text:a> </text:p>
          </table:table-cell>
        </table:table-row>
        <text:soft-page-break/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012601250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list xml:id="list881279979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13:52:27.267000000</meta:creation-date>
    <dc:date>2021-11-19T14:15:46.733000000</dc:date>
    <meta:editing-duration>PT1M30S</meta:editing-duration>
    <meta:editing-cycles>1</meta:editing-cycles>
    <meta:document-statistic meta:table-count="1" meta:image-count="0" meta:object-count="0" meta:page-count="3" meta:paragraph-count="44" meta:word-count="152" meta:character-count="1288" meta:non-whitespace-character-count="1168"/>
    <meta:generator>LibreOffice/7.1.5.2$Windows_X86_64 LibreOffice_project/85f04e9f809797b8199d13c421bd8a2b025d52b5</meta:generator>
  </office:meta>
</office:document-meta>
</file>